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onths</text:p>
          </table:table-cell>
          <table:table-cell table:style-name="Default" office:value-type="string" calcext:value-type="string">
            <text:p>With LED</text:p>
          </table:table-cell>
          <table:table-cell table:style-name="Default" office:value-type="string" calcext:value-type="string">
            <text:p>Without LED</text:p>
          </table:table-cell>
          <table:table-cell/>
          <table:table-cell table:style-name="ce1" office:value-type="currency" office:currency="EUR" office:value="0.3" calcext:value-type="currency">
            <text:p>0,30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3]*30*24*[.$H$6]" office:value-type="currency" office:currency="EUR" office:value="0.00206712" calcext:value-type="currency">
            <text:p>0,00 €</text:p>
          </table:table-cell>
          <table:table-cell table:formula="of:=[.$A3]*30*24*[.$H$5]" office:value-type="currency" office:currency="EUR" office:value="0.0001069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4]*30*24*[.$H$6]" office:value-type="currency" office:currency="EUR" office:value="0.00413424" calcext:value-type="currency">
            <text:p>0,00 €</text:p>
          </table:table-cell>
          <table:table-cell table:formula="of:=[.$A4]*30*24*[.$H$5]" office:value-type="currency" office:currency="EUR" office:value="0.00021384" calcext:value-type="currency">
            <text:p>0,00 €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€/kW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5]*30*24*[.$H$6]" office:value-type="currency" office:currency="EUR" office:value="0.00620136" calcext:value-type="currency">
            <text:p>0,01 €</text:p>
          </table:table-cell>
          <table:table-cell table:formula="of:=[.$A5]*30*24*[.$H$5]" office:value-type="currency" office:currency="EUR" office:value="0.00032076" calcext:value-type="currency">
            <text:p>0,00 €</text:p>
          </table:table-cell>
          <table:table-cell/>
          <table:table-cell office:value-type="string" calcext:value-type="string">
            <text:p>Without LED</text:p>
          </table:table-cell>
          <table:table-cell table:formula="of:=0.15/1000" office:value-type="float" office:value="0.00015" calcext:value-type="float">
            <text:p>0,00015</text:p>
          </table:table-cell>
          <table:table-cell table:formula="of:=[.F5]*3.3" office:value-type="float" office:value="0.000495" calcext:value-type="float">
            <text:p>0,000495</text:p>
          </table:table-cell>
          <table:table-cell table:style-name="ce1" table:formula="of:=[.$E$2]/(1000/[.G5])" office:value-type="currency" office:currency="EUR" office:value="0.0000001485" calcext:value-type="currency">
            <text:p>0,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]*30*24*[.$H$6]" office:value-type="currency" office:currency="EUR" office:value="0.00826848" calcext:value-type="currency">
            <text:p>0,01 €</text:p>
          </table:table-cell>
          <table:table-cell table:formula="of:=[.$A6]*30*24*[.$H$5]" office:value-type="currency" office:currency="EUR" office:value="0.00042768" calcext:value-type="currency">
            <text:p>0,00 €</text:p>
          </table:table-cell>
          <table:table-cell/>
          <table:table-cell office:value-type="string" calcext:value-type="string">
            <text:p>With LED</text:p>
          </table:table-cell>
          <table:table-cell table:formula="of:=2.9/1000" office:value-type="float" office:value="0.0029" calcext:value-type="float">
            <text:p>0,0029</text:p>
          </table:table-cell>
          <table:table-cell table:formula="of:=[.F6]*3.3" office:value-type="float" office:value="0.00957" calcext:value-type="float">
            <text:p>0,00957</text:p>
          </table:table-cell>
          <table:table-cell table:style-name="ce1" table:formula="of:=[.$E$2]/(1000/[.G6])" office:value-type="currency" office:currency="EUR" office:value="0.000002871" calcext:value-type="currency">
            <text:p>0,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7]*30*24*[.$H$6]" office:value-type="currency" office:currency="EUR" office:value="0.0103356" calcext:value-type="currency">
            <text:p>0,01 €</text:p>
          </table:table-cell>
          <table:table-cell table:formula="of:=[.$A7]*30*24*[.$H$5]" office:value-type="currency" office:currency="EUR" office:value="0.000534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8]*30*24*[.$H$6]" office:value-type="currency" office:currency="EUR" office:value="0.01240272" calcext:value-type="currency">
            <text:p>0,01 €</text:p>
          </table:table-cell>
          <table:table-cell table:formula="of:=[.$A8]*30*24*[.$H$5]" office:value-type="currency" office:currency="EUR" office:value="0.0006415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9]*30*24*[.$H$6]" office:value-type="currency" office:currency="EUR" office:value="0.01446984" calcext:value-type="currency">
            <text:p>0,01 €</text:p>
          </table:table-cell>
          <table:table-cell table:formula="of:=[.$A9]*30*24*[.$H$5]" office:value-type="currency" office:currency="EUR" office:value="0.0007484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10]*30*24*[.$H$6]" office:value-type="currency" office:currency="EUR" office:value="0.01653696" calcext:value-type="currency">
            <text:p>0,02 €</text:p>
          </table:table-cell>
          <table:table-cell table:formula="of:=[.$A10]*30*24*[.$H$5]" office:value-type="currency" office:currency="EUR" office:value="0.0008553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1]*30*24*[.$H$6]" office:value-type="currency" office:currency="EUR" office:value="0.01860408" calcext:value-type="currency">
            <text:p>0,02 €</text:p>
          </table:table-cell>
          <table:table-cell table:formula="of:=[.$A11]*30*24*[.$H$5]" office:value-type="currency" office:currency="EUR" office:value="0.0009622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2]*30*24*[.$H$6]" office:value-type="currency" office:currency="EUR" office:value="0.0206712" calcext:value-type="currency">
            <text:p>0,02 €</text:p>
          </table:table-cell>
          <table:table-cell table:formula="of:=[.$A12]*30*24*[.$H$5]" office:value-type="currency" office:currency="EUR" office:value="0.001069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3]*30*24*[.$H$6]" office:value-type="currency" office:currency="EUR" office:value="0.02273832" calcext:value-type="currency">
            <text:p>0,02 €</text:p>
          </table:table-cell>
          <table:table-cell table:formula="of:=[.$A13]*30*24*[.$H$5]" office:value-type="currency" office:currency="EUR" office:value="0.0011761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4]*30*24*[.$H$6]" office:value-type="currency" office:currency="EUR" office:value="0.02480544" calcext:value-type="currency">
            <text:p>0,02 €</text:p>
          </table:table-cell>
          <table:table-cell table:formula="of:=[.$A14]*30*24*[.$H$5]" office:value-type="currency" office:currency="EUR" office:value="0.0012830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5]*30*24*[.$H$6]" office:value-type="currency" office:currency="EUR" office:value="0.02687256" calcext:value-type="currency">
            <text:p>0,03 €</text:p>
          </table:table-cell>
          <table:table-cell table:formula="of:=[.$A15]*30*24*[.$H$5]" office:value-type="currency" office:currency="EUR" office:value="0.0013899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6]*30*24*[.$H$6]" office:value-type="currency" office:currency="EUR" office:value="0.02893968" calcext:value-type="currency">
            <text:p>0,03 €</text:p>
          </table:table-cell>
          <table:table-cell table:formula="of:=[.$A16]*30*24*[.$H$5]" office:value-type="currency" office:currency="EUR" office:value="0.0014968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7]*30*24*[.$H$6]" office:value-type="currency" office:currency="EUR" office:value="0.0310068" calcext:value-type="currency">
            <text:p>0,03 €</text:p>
          </table:table-cell>
          <table:table-cell table:formula="of:=[.$A17]*30*24*[.$H$5]" office:value-type="currency" office:currency="EUR" office:value="0.001603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8]*30*24*[.$H$6]" office:value-type="currency" office:currency="EUR" office:value="0.03307392" calcext:value-type="currency">
            <text:p>0,03 €</text:p>
          </table:table-cell>
          <table:table-cell table:formula="of:=[.$A18]*30*24*[.$H$5]" office:value-type="currency" office:currency="EUR" office:value="0.0017107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9]*30*24*[.$H$6]" office:value-type="currency" office:currency="EUR" office:value="0.03514104" calcext:value-type="currency">
            <text:p>0,04 €</text:p>
          </table:table-cell>
          <table:table-cell table:formula="of:=[.$A19]*30*24*[.$H$5]" office:value-type="currency" office:currency="EUR" office:value="0.0018176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20]*30*24*[.$H$6]" office:value-type="currency" office:currency="EUR" office:value="0.03720816" calcext:value-type="currency">
            <text:p>0,04 €</text:p>
          </table:table-cell>
          <table:table-cell table:formula="of:=[.$A20]*30*24*[.$H$5]" office:value-type="currency" office:currency="EUR" office:value="0.0019245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1]*30*24*[.$H$6]" office:value-type="currency" office:currency="EUR" office:value="0.03927528" calcext:value-type="currency">
            <text:p>0,04 €</text:p>
          </table:table-cell>
          <table:table-cell table:formula="of:=[.$A21]*30*24*[.$H$5]" office:value-type="currency" office:currency="EUR" office:value="0.0020314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2]*30*24*[.$H$6]" office:value-type="currency" office:currency="EUR" office:value="0.0413424" calcext:value-type="currency">
            <text:p>0,04 €</text:p>
          </table:table-cell>
          <table:table-cell table:formula="of:=[.$A22]*30*24*[.$H$5]" office:value-type="currency" office:currency="EUR" office:value="0.002138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3]*30*24*[.$H$6]" office:value-type="currency" office:currency="EUR" office:value="0.04340952" calcext:value-type="currency">
            <text:p>0,04 €</text:p>
          </table:table-cell>
          <table:table-cell table:formula="of:=[.$A23]*30*24*[.$H$5]" office:value-type="currency" office:currency="EUR" office:value="0.0022453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4]*30*24*[.$H$6]" office:value-type="currency" office:currency="EUR" office:value="0.04547664" calcext:value-type="currency">
            <text:p>0,05 €</text:p>
          </table:table-cell>
          <table:table-cell table:formula="of:=[.$A24]*30*24*[.$H$5]" office:value-type="currency" office:currency="EUR" office:value="0.0023522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5]*30*24*[.$H$6]" office:value-type="currency" office:currency="EUR" office:value="0.04754376" calcext:value-type="currency">
            <text:p>0,05 €</text:p>
          </table:table-cell>
          <table:table-cell table:formula="of:=[.$A25]*30*24*[.$H$5]" office:value-type="currency" office:currency="EUR" office:value="0.0024591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6]*30*24*[.$H$6]" office:value-type="currency" office:currency="EUR" office:value="0.04961088" calcext:value-type="currency">
            <text:p>0,05 €</text:p>
          </table:table-cell>
          <table:table-cell table:formula="of:=[.$A26]*30*24*[.$H$5]" office:value-type="currency" office:currency="EUR" office:value="0.0025660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7]*30*24*[.$H$6]" office:value-type="currency" office:currency="EUR" office:value="0.051678" calcext:value-type="currency">
            <text:p>0,05 €</text:p>
          </table:table-cell>
          <table:table-cell table:formula="of:=[.$A27]*30*24*[.$H$5]" office:value-type="currency" office:currency="EUR" office:value="0.002673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8]*30*24*[.$H$6]" office:value-type="currency" office:currency="EUR" office:value="0.05374512" calcext:value-type="currency">
            <text:p>0,05 €</text:p>
          </table:table-cell>
          <table:table-cell table:formula="of:=[.$A28]*30*24*[.$H$5]" office:value-type="currency" office:currency="EUR" office:value="0.0027799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9]*30*24*[.$H$6]" office:value-type="currency" office:currency="EUR" office:value="0.05581224" calcext:value-type="currency">
            <text:p>0,06 €</text:p>
          </table:table-cell>
          <table:table-cell table:formula="of:=[.$A29]*30*24*[.$H$5]" office:value-type="currency" office:currency="EUR" office:value="0.0028868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30]*30*24*[.$H$6]" office:value-type="currency" office:currency="EUR" office:value="0.05787936" calcext:value-type="currency">
            <text:p>0,06 €</text:p>
          </table:table-cell>
          <table:table-cell table:formula="of:=[.$A30]*30*24*[.$H$5]" office:value-type="currency" office:currency="EUR" office:value="0.0029937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1]*30*24*[.$H$6]" office:value-type="currency" office:currency="EUR" office:value="0.05994648" calcext:value-type="currency">
            <text:p>0,06 €</text:p>
          </table:table-cell>
          <table:table-cell table:formula="of:=[.$A31]*30*24*[.$H$5]" office:value-type="currency" office:currency="EUR" office:value="0.0031006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2]*30*24*[.$H$6]" office:value-type="currency" office:currency="EUR" office:value="0.0620136" calcext:value-type="currency">
            <text:p>0,06 €</text:p>
          </table:table-cell>
          <table:table-cell table:formula="of:=[.$A32]*30*24*[.$H$5]" office:value-type="currency" office:currency="EUR" office:value="0.003207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3]*30*24*[.$H$6]" office:value-type="currency" office:currency="EUR" office:value="0.06408072" calcext:value-type="currency">
            <text:p>0,06 €</text:p>
          </table:table-cell>
          <table:table-cell table:formula="of:=[.$A33]*30*24*[.$H$5]" office:value-type="currency" office:currency="EUR" office:value="0.0033145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4]*30*24*[.$H$6]" office:value-type="currency" office:currency="EUR" office:value="0.06614784" calcext:value-type="currency">
            <text:p>0,07 €</text:p>
          </table:table-cell>
          <table:table-cell table:formula="of:=[.$A34]*30*24*[.$H$5]" office:value-type="currency" office:currency="EUR" office:value="0.0034214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5]*30*24*[.$H$6]" office:value-type="currency" office:currency="EUR" office:value="0.06821496" calcext:value-type="currency">
            <text:p>0,07 €</text:p>
          </table:table-cell>
          <table:table-cell table:formula="of:=[.$A35]*30*24*[.$H$5]" office:value-type="currency" office:currency="EUR" office:value="0.0035283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6]*30*24*[.$H$6]" office:value-type="currency" office:currency="EUR" office:value="0.07028208" calcext:value-type="currency">
            <text:p>0,07 €</text:p>
          </table:table-cell>
          <table:table-cell table:formula="of:=[.$A36]*30*24*[.$H$5]" office:value-type="currency" office:currency="EUR" office:value="0.0036352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7]*30*24*[.$H$6]" office:value-type="currency" office:currency="EUR" office:value="0.0723492" calcext:value-type="currency">
            <text:p>0,07 €</text:p>
          </table:table-cell>
          <table:table-cell table:formula="of:=[.$A37]*30*24*[.$H$5]" office:value-type="currency" office:currency="EUR" office:value="0.003742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8]*30*24*[.$H$6]" office:value-type="currency" office:currency="EUR" office:value="0.07441632" calcext:value-type="currency">
            <text:p>0,07 €</text:p>
          </table:table-cell>
          <table:table-cell table:formula="of:=[.$A38]*30*24*[.$H$5]" office:value-type="currency" office:currency="EUR" office:value="0.0038491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9]*30*24*[.$H$6]" office:value-type="currency" office:currency="EUR" office:value="0.07648344" calcext:value-type="currency">
            <text:p>0,08 €</text:p>
          </table:table-cell>
          <table:table-cell table:formula="of:=[.$A39]*30*24*[.$H$5]" office:value-type="currency" office:currency="EUR" office:value="0.0039560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40]*30*24*[.$H$6]" office:value-type="currency" office:currency="EUR" office:value="0.07855056" calcext:value-type="currency">
            <text:p>0,08 €</text:p>
          </table:table-cell>
          <table:table-cell table:formula="of:=[.$A40]*30*24*[.$H$5]" office:value-type="currency" office:currency="EUR" office:value="0.0040629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1]*30*24*[.$H$6]" office:value-type="currency" office:currency="EUR" office:value="0.08061768" calcext:value-type="currency">
            <text:p>0,08 €</text:p>
          </table:table-cell>
          <table:table-cell table:formula="of:=[.$A41]*30*24*[.$H$5]" office:value-type="currency" office:currency="EUR" office:value="0.0041698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2]*30*24*[.$H$6]" office:value-type="currency" office:currency="EUR" office:value="0.0826848" calcext:value-type="currency">
            <text:p>0,08 €</text:p>
          </table:table-cell>
          <table:table-cell table:formula="of:=[.$A42]*30*24*[.$H$5]" office:value-type="currency" office:currency="EUR" office:value="0.004276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3]*30*24*[.$H$6]" office:value-type="currency" office:currency="EUR" office:value="0.08475192" calcext:value-type="currency">
            <text:p>0,08 €</text:p>
          </table:table-cell>
          <table:table-cell table:formula="of:=[.$A43]*30*24*[.$H$5]" office:value-type="currency" office:currency="EUR" office:value="0.0043837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4]*30*24*[.$H$6]" office:value-type="currency" office:currency="EUR" office:value="0.08681904" calcext:value-type="currency">
            <text:p>0,09 €</text:p>
          </table:table-cell>
          <table:table-cell table:formula="of:=[.$A44]*30*24*[.$H$5]" office:value-type="currency" office:currency="EUR" office:value="0.0044906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5]*30*24*[.$H$6]" office:value-type="currency" office:currency="EUR" office:value="0.08888616" calcext:value-type="currency">
            <text:p>0,09 €</text:p>
          </table:table-cell>
          <table:table-cell table:formula="of:=[.$A45]*30*24*[.$H$5]" office:value-type="currency" office:currency="EUR" office:value="0.00459756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6]*30*24*[.$H$6]" office:value-type="currency" office:currency="EUR" office:value="0.09095328" calcext:value-type="currency">
            <text:p>0,09 €</text:p>
          </table:table-cell>
          <table:table-cell table:formula="of:=[.$A46]*30*24*[.$H$5]" office:value-type="currency" office:currency="EUR" office:value="0.00470448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7]*30*24*[.$H$6]" office:value-type="currency" office:currency="EUR" office:value="0.0930204" calcext:value-type="currency">
            <text:p>0,09 €</text:p>
          </table:table-cell>
          <table:table-cell table:formula="of:=[.$A47]*30*24*[.$H$5]" office:value-type="currency" office:currency="EUR" office:value="0.0048114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8]*30*24*[.$H$6]" office:value-type="currency" office:currency="EUR" office:value="0.09508752" calcext:value-type="currency">
            <text:p>0,10 €</text:p>
          </table:table-cell>
          <table:table-cell table:formula="of:=[.$A48]*30*24*[.$H$5]" office:value-type="currency" office:currency="EUR" office:value="0.00491832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9]*30*24*[.$H$6]" office:value-type="currency" office:currency="EUR" office:value="0.09715464" calcext:value-type="currency">
            <text:p>0,10 €</text:p>
          </table:table-cell>
          <table:table-cell table:formula="of:=[.$A49]*30*24*[.$H$5]" office:value-type="currency" office:currency="EUR" office:value="0.00502524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50]*30*24*[.$H$6]" office:value-type="currency" office:currency="EUR" office:value="0.09922176" calcext:value-type="currency">
            <text:p>0,10 €</text:p>
          </table:table-cell>
          <table:table-cell table:formula="of:=[.$A50]*30*24*[.$H$5]" office:value-type="currency" office:currency="EUR" office:value="0.00513216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1]*30*24*[.$H$6]" office:value-type="currency" office:currency="EUR" office:value="0.10128888" calcext:value-type="currency">
            <text:p>0,10 €</text:p>
          </table:table-cell>
          <table:table-cell table:formula="of:=[.$A51]*30*24*[.$H$5]" office:value-type="currency" office:currency="EUR" office:value="0.00523908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2]*30*24*[.$H$6]" office:value-type="currency" office:currency="EUR" office:value="0.103356" calcext:value-type="currency">
            <text:p>0,10 €</text:p>
          </table:table-cell>
          <table:table-cell table:formula="of:=[.$A52]*30*24*[.$H$5]" office:value-type="currency" office:currency="EUR" office:value="0.005346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3]*30*24*[.$H$6]" office:value-type="currency" office:currency="EUR" office:value="0.10542312" calcext:value-type="currency">
            <text:p>0,11 €</text:p>
          </table:table-cell>
          <table:table-cell table:formula="of:=[.$A53]*30*24*[.$H$5]" office:value-type="currency" office:currency="EUR" office:value="0.00545292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4]*30*24*[.$H$6]" office:value-type="currency" office:currency="EUR" office:value="0.10749024" calcext:value-type="currency">
            <text:p>0,11 €</text:p>
          </table:table-cell>
          <table:table-cell table:formula="of:=[.$A54]*30*24*[.$H$5]" office:value-type="currency" office:currency="EUR" office:value="0.00555984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5]*30*24*[.$H$6]" office:value-type="currency" office:currency="EUR" office:value="0.10955736" calcext:value-type="currency">
            <text:p>0,11 €</text:p>
          </table:table-cell>
          <table:table-cell table:formula="of:=[.$A55]*30*24*[.$H$5]" office:value-type="currency" office:currency="EUR" office:value="0.00566676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6]*30*24*[.$H$6]" office:value-type="currency" office:currency="EUR" office:value="0.11162448" calcext:value-type="currency">
            <text:p>0,11 €</text:p>
          </table:table-cell>
          <table:table-cell table:formula="of:=[.$A56]*30*24*[.$H$5]" office:value-type="currency" office:currency="EUR" office:value="0.00577368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7]*30*24*[.$H$6]" office:value-type="currency" office:currency="EUR" office:value="0.1136916" calcext:value-type="currency">
            <text:p>0,11 €</text:p>
          </table:table-cell>
          <table:table-cell table:formula="of:=[.$A57]*30*24*[.$H$5]" office:value-type="currency" office:currency="EUR" office:value="0.0058806" calcext:value-type="currency">
            <text:p>0,01 €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8]*30*24*[.$H$6]" office:value-type="currency" office:currency="EUR" office:value="0.11575872" calcext:value-type="currency">
            <text:p>0,12 €</text:p>
          </table:table-cell>
          <table:table-cell table:formula="of:=[.$A58]*30*24*[.$H$5]" office:value-type="currency" office:currency="EUR" office:value="0.00598752" calcext:value-type="currency">
            <text:p>0,01 €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4:52.423320256</meta:creation-date>
    <dc:date>2019-09-22T14:59:56.608903949</dc:date>
    <meta:editing-duration>PT4M54S</meta:editing-duration>
    <meta:editing-cycles>1</meta:editing-cycles>
    <meta:document-statistic meta:table-count="1" meta:cell-count="183" meta:object-count="0"/>
    <meta:generator>LibreOffice/6.0.7.3$Linux_X86_64 LibreOffice_project/00m0$Build-3</meta:generator>
  </office:meta>
</office:document-meta>
</file>